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fo:color="#ff0000"/>
    </style:style>
    <style:style style:name="P3" style:family="paragraph" style:parent-style-name="Standard">
      <style:paragraph-properties fo:margin-left="0.25in" fo:margin-right="0in" fo:text-indent="0in" style:auto-text-indent="false"/>
    </style:style>
    <style:style style:name="P4" style:family="paragraph" style:parent-style-name="Standard">
      <style:paragraph-properties fo:margin-left="0in" fo:margin-right="0in" fo:text-indent="0.5in" style:auto-text-indent="false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Standard" style:list-style-name="WW8Num2"/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ff0000"/>
    </style:style>
    <style:style style:name="T3" style:family="text">
      <style:text-properties style:text-position="super 58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ues <text:s/>June 22, 2004, 4.5 miles on the high school track including: 1 mile jog, ¼ mile of drills, 2 x 1600m with ½ mile slow jog between, and ¾ mile jog at the end. <text:s/></text:p>
      <text:p text:style-name="Standard">Splits on the 1600’s were (93+95+92+91) = 6:11 and (90+91+93.5+95) = 6:10</text:p>
      <text:p text:style-name="Standard"/>
      <text:p text:style-name="Standard">Fri <text:s/>June 25, 2004, 4 miles out and back on Limber Rd (a hilly course)</text:p>
      <text:p text:style-name="Standard">Out in 7:47+7:09, Back in 7:45+6:56. Time was 29:37 or about 7:24/mile</text:p>
      <text:p text:style-name="Standard">It was raining a little.</text:p>
      <text:p text:style-name="Standard"/>
      <text:p text:style-name="P1">Total for the week (6/19/04-6/25/04): 26.5 miles</text:p>
      <text:p text:style-name="Standard"/>
      <text:p text:style-name="Standard">Mon June 28, 2004, 5 miles on the high school track including: 1 mile jog, ¼ mile of drills, 6 x 800m with relatively long rests and short jogs between. (The average time between 800’s was about 4:30). Jogged ½ mile at the end. <text:s/></text:p>
      <text:p text:style-name="Standard">Times on 800’s: 2:59.8, 2:57.0, 2:58.9, 2:57.1, 2:59.8, and 2:57.0 <text:s/></text:p>
      <text:p text:style-name="Standard"/>
      <text:p text:style-name="Standard">Tues June 29, 2004, 4.5 miles in two workouts. <text:s/>In the morning I ran 3 miles on the roads and hilly course in 29:30. <text:s/>In the afternoon I ran 1 mile on a treadmill in 8:00, did one cycle of weight machines plus some light free weights, and ½ mile on treadmill in 4:00.</text:p>
      <text:p text:style-name="Standard"/>
      <text:p text:style-name="Standard">Thurs July 1, 2004, 5.75 miles on the high school track with other runners: </text:p>
      <text:p text:style-name="Standard">1-mile jog, ¼ mile of drills, stretching, and 8 x 400m with 400m jogs between.</text:p>
      <text:p text:style-name="Standard">The average time between each interval was 2:50. Warmed down. </text:p>
      <text:p text:style-name="Standard">Times for the 400’s: 83.9, 85.9, 89.3, 85, 83, 89.0, 77.6, 78.3 <text:s text:c="4"/></text:p>
      <text:p text:style-name="Standard"/>
      <text:p text:style-name="Standard">Fri July 2, 2004, 3.5 miles in two workouts. <text:s/>In the morning I ran 2 miles on the roads and hilly course in 21 minutes. <text:s/>In the afternoon I ran 1 mile on a treadmill in 7:55, did one cycle of weight machines plus some light free weights, and ½ mile on treadmill in 3:58.</text:p>
      <text:p text:style-name="Standard"/>
      <text:p text:style-name="P1">Total for the week (6/25/04-7/2/04): <text:s/>30.75 miles</text:p>
      <text:p text:style-name="P1"/>
      <text:p text:style-name="Standard">Tues July 6, 2004, 6.6 miles on the high school track. <text:s/>This was basically the same workout as on Mon June 28, 2004 except during the time between 800’s I jogged more distance today. 1 mile jog, ¼ mile of drills, 6 x 800m with relatively long rests and long jogs between. Jogged ½ mile at the end. <text:s/></text:p>
      <text:p text:style-name="Standard">Times on 800’s and jogs after:</text:p>
      <text:list xml:id="list2533186385895239042" text:style-name="WW8Num2">
        <text:list-item>
          <text:p text:style-name="P6">2:59.1 <text:s/>followed by 800m jog in 5:40</text:p>
        </text:list-item>
        <text:list-item>
          <text:p text:style-name="P6">2:57.7 <text:s/>followed by 300m jog in 2:40</text:p>
        </text:list-item>
        <text:list-item>
          <text:p text:style-name="P6">2:53.4 <text:s/>followed by 800m jog in 5:47</text:p>
        </text:list-item>
        <text:list-item>
          <text:p text:style-name="P6">2:58.1 <text:s/>followed by 300m jog in 2:42</text:p>
        </text:list-item>
        <text:list-item>
          <text:p text:style-name="P6">2:58.2 <text:s/>followed by 800m jog in 5:50</text:p>
        </text:list-item>
        <text:list-item>
          <text:p text:style-name="P6">(92.5+85.4) = 2:57.7 <text:s/>followed by 800m jog </text:p>
        </text:list-item>
      </text:list>
      <text:p text:style-name="Standard"/>
      <text:p text:style-name="Standard">Wed July 7, 2004, 4.5 miles in two workouts. <text:s/>In the morning I ran 3 miles on the roads and hilly course in 29:18 minutes, running faster in the last mile. <text:s/>In the afternoon I ran 1 <text:soft-page-break/>mile on a treadmill in 7:58, one cycle of weight machines plus some light free weights, and ½ mile on treadmill in 3:55.</text:p>
      <text:p text:style-name="Standard"/>
      <text:p text:style-name="P3"/>
      <text:p text:style-name="Standard">Fri. July 9, 2004, 5 miles mainly on the 510m cemetery loop which goes down and up hill. Warm up a mile, 6 x 500m with 520m jog after each. Jog 500m. <text:s/></text:p>
      <text:p text:style-name="Standard">Times on the 500’s:</text:p>
      <text:p text:style-name="Standard"/>
      <text:p text:style-name="P1">Total for the week (7/3/04-7/9/04): <text:s/>30 miles</text:p>
      <text:p text:style-name="Standard"><text:s text:c="3"/></text:p>
      <text:p text:style-name="Standard">During the week of 7/10/04-7/16/04 I was traveling, hiking etc. in Washington and Oregon. I ran every day. </text:p>
      <text:p text:style-name="Standard"/>
      <text:p text:style-name="Standard">Sun July 11, 2004, 9.6 miles out and back in Washington near Puget Sound. Out in 40:20 and back in 39:00. <text:s/>Ran with Harry Davis.</text:p>
      <text:p text:style-name="Standard"/>
      <text:p text:style-name="P1">Total for the week (7/10/04-7/16/04): <text:s/>19.9 miles</text:p>
      <text:p text:style-name="P1"/>
      <text:p text:style-name="Standard">Sat. July 17, 2004 7.2 miles including Nike 10k race in Beaverton, OR. <text:s/>The time was 41:56. It was very hot. </text:p>
      <text:p text:style-name="Standard">Splits: 6:12, 6:35, 6:43.1, 6:50.4, 7:13.3, 6:56.4, 1:26</text:p>
      <text:p text:style-name="Standard"/>
      <text:p text:style-name="Standard">Wed. July 21, 2004, 5 miles in two workouts. <text:s/>In the morning I ran 3 miles on the roads and hilly course in 25:52 minutes. <text:s/>In the afternoon I ran 1 mile on a treadmill in 7:54, did one cycle of weight machines plus some light free weights, and 1 mile on treadmill in 7:54.</text:p>
      <text:p text:style-name="Standard"/>
      <text:p text:style-name="P1">Total for the week (7/17/04-7/23/04): <text:s/>27.2 miles</text:p>
      <text:p text:style-name="P1"/>
      <text:p text:style-name="Standard">I am in a recovery mode.</text:p>
      <text:p text:style-name="P1"/>
      <text:p text:style-name="P1">Total for the week (7/24/04-7/30/04): <text:s/>30 miles</text:p>
      <text:p text:style-name="P1"/>
      <text:p text:style-name="Standard">Sat July 31, 2004, 4 miles out and back on Limber Rd (a hilly course)</text:p>
      <text:p text:style-name="Standard">Out in 7:55.5+7:16.3, Back in 7:44.9+6:50.2. Time was 29:47 or about 7:27/mile</text:p>
      <text:p text:style-name="Standard">It was raining and sometimes very hard.</text:p>
      <text:p text:style-name="Standard"/>
      <text:p text:style-name="Standard">Mon Aug 2, 2004, 4.25 miles on the high school track with other runners. <text:s/>1 mile in 7:30, drills and 4x800m with 400m jogs between. <text:s/>Times on 800’s: 3:04.6, 3:06.5, 2:58.9, 3:01.6. <text:s/>The jogs took about 2:50. I warmed down a little.</text:p>
      <text:p text:style-name="Standard"/>
      <text:p text:style-name="Standard">Fri Aug 6, 2004, 5 miles on the high school track. <text:s/>1.2 mile jog, drills, 4800m (12 laps) in 21:26.5 and 0.6 mile warm down. <text:s/>1600m splits during 4800m: 7:21.0+7:14.3+6:51.2</text:p>
      <text:p text:style-name="P1"/>
      <text:p text:style-name="P1">Total for the week (7/31/04-8/6/04): <text:s/>25.75 miles</text:p>
      <text:p text:style-name="P1"/>
      <text:p text:style-name="Standard"><text:soft-page-break/>Sat Aug 7, 2004, 4 miles on the high school track. 1.25 miles of jogging and drills, ½ mile of jogging and pickups, 4x400m with 400m jogs between. Times on 400’s: 86.9, 94.1, 93.9, 93.5. The jogs took about 2:45. <text:s/>Jogged ½ mile at the end. <text:s/>During the first 400 my left hamstring tightened so I ran slower than I originally planned on the rest of the 400’s. <text:s/>Deep heat and the “stick” seemed to help my leg over the next few days.</text:p>
      <text:p text:style-name="Standard"/>
      <text:p text:style-name="Standard">I went into recovery mode again.</text:p>
      <text:p text:style-name="Standard"/>
      <text:p text:style-name="Standard"><text:span text:style-name="T1">Total for the week (8/7/04-8/13/04): <text:s/>15 miles </text:span>( I am still running every day)</text:p>
      <text:p text:style-name="Standard"/>
      <text:p text:style-name="P1">Total for the week (8/14/04-8/21/04): <text:s/>19.75 miles</text:p>
      <text:p text:style-name="P1"/>
      <text:p text:style-name="Standard">Sat Aug 21, 2004, 5.75 miles in DC including 4 miles on Rock Creek Park bike trail in 30:37</text:p>
      <text:p text:style-name="Standard"/>
      <text:p text:style-name="Standard">Sun Aug 22, 2004, 5.5 miles in DC including 4 miles on Rock Creek Park bike trail in 29:21</text:p>
      <text:p text:style-name="Standard"/>
      <text:p text:style-name="Standard">Tues Aug 24, 2004, 4 miles (actually 6.4km) in high school track in 29:32.</text:p>
      <text:p text:style-name="Standard">1600m splits: 7:55+7:25+6:43+7:29</text:p>
      <text:p text:style-name="Standard"/>
      <text:p text:style-name="Standard">Thurs Aug 26, I have a sore throat and back pain.</text:p>
      <text:p text:style-name="P1"><text:s/></text:p>
      <text:p text:style-name="P1">Total for the week (8/21/04-8/27/04): <text:s/>19.75 miles</text:p>
      <text:p text:style-name="P1"/>
      <text:p text:style-name="P3">Mon Aug 30, 2004, 3.25 miles on the high school track including 3x1mile with 2:30 rest between each. <text:s/>The times were 7:33, 6:26, and 7:06. <text:s/><text:span text:style-name="T2">I am running wide on the track so each lap is 440 yds.</text:span></text:p>
      <text:p text:style-name="P2"/>
      <text:p text:style-name="P1">Total for the week (8/28/04-9/3/04): <text:s/>14.5 miles plus 8 miles on a bike and some weight training.</text:p>
      <text:p text:style-name="P1"/>
      <text:p text:style-name="Standard">Tues Sept. 7, 2004, 7.3 miles including 7 miles on the high school track in 58:05. <text:s/>I am finally starting to feel better. <text:s/>Running on the soft track and treadmill is helping my legs recover.</text:p>
      <text:p text:style-name="P2"/>
      <text:p text:style-name="P1">Total for the week (9/4/04-9/10/04): <text:s/>21.5 miles plus 6 miles on a bike and some weight training.</text:p>
      <text:p text:style-name="P2"/>
      <text:p text:style-name="Standard">Sat Sept. 11, 2004, 5.5 miles on the high school track including ½ mile in 4:00, rest a couple of minutes and 5 miles continuous running in 38:28 or about 7:42/mile. <text:s/></text:p>
      <text:p text:style-name="Standard">I was going to run 7 miles put the upper part of the front of my left leg cramped so I stopped.</text:p>
      <text:p text:style-name="Standard"/>
      <text:p text:style-name="Standard">Sun Sept. 12, 2004, 9.5 miles. In morning I jogged ¼ mile and ran 8 miles on the track in 1:01:45 going fast as I ran (7:43/mile). In the afternoon I jogged 1.25 miles.</text:p>
      <text:p text:style-name="Standard"><text:soft-page-break/></text:p>
      <text:p text:style-name="P1">Total for the week (9/11/04-9/17/04): <text:s/>31.5 miles plus some weight training.</text:p>
      <text:p text:style-name="Standard"/>
      <text:p text:style-name="Standard">Sat Sept. 18, 2004, 6.5 miles on the track including ¼ mile jog, 6 miles continuous running and ¼ mile jog. </text:p>
      <text:p text:style-name="Standard">Splits: 8:09+7:56+7:35+7:26+7:10+7:57=46:12 </text:p>
      <text:p text:style-name="Standard">I think I am ready for tomorrows workout.</text:p>
      <text:p text:style-name="Standard"/>
      <text:p text:style-name="Standard">Sun Sept. 19, 2004, 13.5 miles on the track including ¼ mile jog, 13.13 miles continuous running and 1/8 mile jog. </text:p>
      <text:p text:style-name="Standard">Splits: 7:59+7:49+7:37+7:26+7:13+</text:p>
      <text:p text:style-name="P4"><text:s text:c="8"/>7:50+7:34+7:27+7:14+</text:p>
      <text:p text:style-name="P4"><text:s text:c="8"/>7:43+7:31+7:19+7:09+0:52 = 1:38:44/13.13miles</text:p>
      <text:p text:style-name="Standard">I feel good. I drank water with gel mixed in during the first lap of the 6<text:span text:style-name="T3">th</text:span> and 10<text:span text:style-name="T3">th</text:span> miles.</text:p>
      <text:p text:style-name="Standard">(2 gel packs in 16 ounces H2O)</text:p>
      <text:p text:style-name="Standard"/>
      <text:p text:style-name="P1">Total for the week (9/18/04-9/24/04): <text:s/>32.5 miles plus some weight training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4pt" style:font-size-asian="14pt"/>
    </style:style>
    <style:style style:name="WW8Num1z0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0" style:num-suffix=")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at Oct 18, 6 miles including 4 mile road race in 25:44</dc:title>
    <meta:initial-creator>usrpriv</meta:initial-creator>
    <meta:creation-date>2004-06-29T08:42:00</meta:creation-date>
    <dc:creator>James Lombardi</dc:creator>
    <dc:date>2016-02-16T08:21:08.04</dc:date>
    <meta:editing-cycles>22</meta:editing-cycles>
    <meta:editing-duration>PT3H3M58S</meta:editing-duration>
    <meta:generator>OpenOffice/4.1.0$Win32 OpenOffice.org_project/410m18$Build-9764</meta:generator>
    <meta:document-statistic meta:table-count="0" meta:image-count="0" meta:object-count="0" meta:page-count="4" meta:paragraph-count="72" meta:word-count="1273" meta:character-count="6864"/>
  </office:meta>
</office:document-meta>
</file>